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menlo" fo:font-size="7.80000019073486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style:font-name="menlo" fo:font-size="7.80000019073486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111111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fo:font-variant="normal" fo:text-transform="none" style:font-name="Times New Roman" fo:font-size="12pt" fo:letter-spacing="normal" fo:font-style="normal" fo:font-weight="normal" officeooo:paragraph-rsid="001b20ec" style:font-size-asian="12pt" style:font-size-complex="12pt"/>
    </style:style>
    <style:style style:name="P7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style:font-name="Times New Roman" fo:font-size="12pt" fo:letter-spacing="normal" style:font-size-asian="12pt" style:font-size-complex="12pt"/>
    </style:style>
    <style:style style:name="P10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style:font-name="Times New Roman" fo:font-size="13pt" fo:letter-spacing="normal" fo:font-style="normal" fo:font-weight="normal" style:font-size-asian="13pt" style:font-size-complex="13pt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Times New Roman" fo:font-size="13pt" fo:letter-spacing="normal" fo:font-style="normal" fo:font-weight="normal" style:font-size-asian="13pt" style:font-size-complex="13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color="#111111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officeooo:rsid="001b20ec" officeooo:paragraph-rsid="001b20ec" style:font-size-asian="12pt" style:font-size-complex="12pt"/>
    </style:style>
    <style:style style:name="P15" style:family="paragraph" style:parent-style-name="Standard">
      <style:text-properties style:font-name="Times New Roman" fo:font-size="12pt" fo:font-weight="bold" officeooo:rsid="001b20ec" officeooo:paragraph-rsid="001b20e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1b20ec" officeooo:paragraph-rsid="001b20ec" style:font-size-asian="12pt" style:font-weight-asian="bold" style:font-size-complex="12pt" style:font-weight-complex="bold"/>
    </style:style>
    <style:style style:name="T1" style:family="text">
      <style:text-properties officeooo:rsid="001de0b9"/>
    </style:style>
    <style:style style:name="T2" style:family="text">
      <style:text-properties fo:font-style="normal" fo:font-weight="normal"/>
    </style:style>
    <style:style style:name="T3" style:family="text">
      <style:text-properties style:font-name="menlo" fo:font-size="7.80000019073486pt" fo:font-style="normal" fo:font-weight="normal"/>
    </style:style>
    <style:style style:name="T4" style:family="text">
      <style:text-properties fo:font-size="7.80000019073486pt" fo:font-style="normal" fo:font-weight="normal"/>
    </style:style>
    <style:style style:name="T5" style:family="text">
      <style:text-properties officeooo:rsid="0022d9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asks <text:span text:style-name="T5">3</text:span></text:p>
      <text:p text:style-name="P14"/>
      <text:p text:style-name="P6">import json<text:line-break/>import os<text:line-break/><text:line-break/>CONTACTS_FILE = "contacts.json"<text:line-break/><text:line-break/>def load_contacts():<text:line-break/> <text:s text:c="3"/>if os.path.exists(CONTACTS_FILE):<text:line-break/> <text:s text:c="7"/>with open(CONTACTS_FILE, "r") as file:<text:line-break/> <text:s text:c="11"/>return json.load(file)<text:line-break/> <text:s text:c="3"/>return {}<text:line-break/><text:line-break/>def save_contacts(contacts):<text:line-break/> <text:s text:c="3"/>with open(CONTACTS_FILE, "w") as file:<text:line-break/> <text:s text:c="7"/>json.dump(contacts, file, indent=4)<text:line-break/><text:line-break/>def add_contact(contacts):<text:line-break/> <text:s text:c="3"/>name = input("Enter contact name: ").strip()<text:line-break/> <text:s text:c="3"/>if name in contacts:<text:line-break/> <text:s text:c="7"/>print("Contact already exists.")<text:line-break/> <text:s text:c="7"/>return<text:line-break/> <text:s text:c="3"/>phone = input("Enter phone number: ").strip()<text:line-break/> <text:s text:c="3"/>email = input("Enter email address: ").strip()<text:line-break/> <text:s text:c="3"/>contacts[name] = {"phone": phone, "email": email}<text:line-break/> <text:s text:c="3"/>print(f"Contact '{name}' added.")<text:line-break/><text:line-break/>def view_contacts(contacts):<text:line-break/> <text:s text:c="3"/>if not contacts:<text:line-break/> <text:s text:c="7"/>print("No contacts found.")<text:line-break/> <text:s text:c="7"/>return<text:line-break/> <text:s text:c="3"/>print("\nContact List:")<text:line-break/> <text:s text:c="3"/>for name, info in contacts.items():<text:line-break/> <text:s text:c="7"/>print(f" Name: {name}")<text:line-break/> <text:s text:c="7"/>print(f" <text:s/>Phone: {info['phone']}")<text:line-break/> <text:s text:c="7"/>print(f" <text:s/>Email: {info['email']}")<text:line-break/> <text:s text:c="7"/>print("-" * 20)<text:line-break/><text:line-break/>def edit_contact(contacts):<text:line-break/> <text:s text:c="3"/>name = input("Enter the name of the contact to edit: ").strip()<text:line-break/> <text:s text:c="3"/>if name not in contacts:<text:line-break/> <text:s text:c="7"/>print("Contact not found.")<text:line-break/> <text:s text:c="7"/>return<text:line-break/> <text:s text:c="3"/>print("Leave blank to keep current value.")<text:line-break/> <text:s text:c="3"/>phone = input(f"Enter new phone number (current: {contacts[name]['phone']}): ").strip()<text:line-break/> <text:s text:c="3"/>email = input(f"Enter new email address (current: {contacts[name]['email']}): ").strip()<text:line-break/> <text:s text:c="3"/>if phone:<text:line-break/> <text:s text:c="7"/>contacts[name]['phone'] = phone<text:line-break/> <text:s text:c="3"/>if email:<text:line-break/><text:soft-page-break/> <text:s text:c="7"/>contacts[name]['email'] = email<text:line-break/> <text:s text:c="3"/>print(f"Contact '{name}' updated.")<text:line-break/><text:line-break/>def delete_contact(contacts):<text:line-break/> <text:s text:c="3"/>name = input("Enter the name of the contact to delete: ").strip()<text:line-break/> <text:s text:c="3"/>if name in contacts:<text:line-break/> <text:s text:c="7"/>confirm = input(f"Are you sure you want to delete '{name}'? (y/n): ").strip().lower()<text:line-break/> <text:s text:c="7"/>if confirm == 'y':<text:line-break/> <text:s text:c="11"/>del contacts[name]<text:line-break/> <text:s text:c="11"/>print(f"Contact '{name}' deleted.")<text:line-break/> <text:s text:c="7"/>else:<text:line-break/> <text:s text:c="11"/>print("Deletion cancelled.")<text:line-break/> <text:s text:c="3"/>else:<text:line-break/> <text:s text:c="7"/>print("Contact not found.")<text:line-break/><text:line-break/>def main():<text:line-break/> <text:s text:c="3"/>contacts = load_contacts()<text:line-break/><text:line-break/> <text:s text:c="3"/>while True:<text:line-break/> <text:s text:c="7"/>print("\nContact Manager")<text:line-break/> <text:s text:c="7"/>print("1. Add Contact")<text:line-break/> <text:s text:c="7"/>print("2. View Contacts")<text:line-break/> <text:s text:c="7"/>print("3. Edit Contact")<text:line-break/> <text:s text:c="7"/>print("4. Delete Contact")<text:line-break/> <text:s text:c="7"/>print("5. Exit")<text:line-break/><text:line-break/> <text:s text:c="7"/>choice = input("Choose an option (1-5): ").strip()<text:line-break/><text:line-break/> <text:s text:c="7"/>if choice == '1':<text:line-break/> <text:s text:c="11"/>add_contact(contacts)<text:line-break/> <text:s text:c="11"/>save_contacts(contacts)<text:line-break/> <text:s text:c="7"/>elif choice == '2':<text:line-break/> <text:s text:c="11"/>view_contacts(contacts)<text:line-break/> <text:s text:c="7"/>elif choice == '3':<text:line-break/> <text:s text:c="11"/>edit_contact(contacts)<text:line-break/> <text:s text:c="11"/>save_contacts(contacts)<text:line-break/> <text:s text:c="7"/>elif choice == '4':<text:line-break/> <text:s text:c="11"/>delete_contact(contacts)<text:line-break/> <text:s text:c="11"/>save_contacts(contacts)<text:line-break/> <text:s text:c="7"/>elif choice == '5':<text:line-break/> <text:s text:c="11"/>print("Goodbye!")<text:line-break/> <text:s text:c="11"/>break<text:line-break/> <text:s text:c="7"/>else:<text:line-break/> <text:s text:c="11"/>print("Invalid option. Please choose a number between 1 and 5.")<text:line-break/><text:line-break/>if __name__ == "__main__":<text:line-break/> <text:s text:c="3"/>main()<text:line-break/></text:p>
      <text:p text:style-name="P14"><text:soft-page-break/><text:line-break/></text:p>
      <text:p text:style-name="P15">---------------------------------------------Output--------------------------------------------------------</text:p>
      <text:p text:style-name="P14"/>
      <text:p text:style-name="P5">Contact Manager</text:p>
      <text:p text:style-name="P7">1. Add Contact</text:p>
      <text:p text:style-name="P7">2. View Contacts</text:p>
      <text:p text:style-name="P7">3. Edit Contact</text:p>
      <text:p text:style-name="P7">4. Delete Contact</text:p>
      <text:p text:style-name="P7">5. Exit</text:p>
      <text:p text:style-name="P8">Choose an option (1-5): <text:s/>1</text:p>
      <text:p text:style-name="P7">Enter contact name: <text:s/>1234567890</text:p>
      <text:p text:style-name="P7">Enter phone number: <text:s/>10123456789</text:p>
      <text:p text:style-name="P7">Enter email address: <text:s/>XYZ@gmail.com</text:p>
      <text:p text:style-name="P8">Contact '1234567890' added.</text:p>
      <text:p text:style-name="P13"/>
      <text:p text:style-name="P7">Contact Manager</text:p>
      <text:p text:style-name="P7">1. Add Contact</text:p>
      <text:p text:style-name="P7">2. View Contacts</text:p>
      <text:p text:style-name="P7">3. Edit Contact</text:p>
      <text:p text:style-name="P7">4. Delete Contact</text:p>
      <text:p text:style-name="P7">5. Exit</text:p>
      <text:p text:style-name="P8">Choose an option (1-5): <text:s/>1</text:p>
      <text:p text:style-name="P7">Enter contact name: <text:s/>xyz</text:p>
      <text:p text:style-name="P7">Enter phone number: <text:s/>1234567890</text:p>
      <text:p text:style-name="P7">Enter email address: <text:s/>xyz@gmail.com</text:p>
      <text:p text:style-name="P8">Contact 'xyz' added.</text:p>
      <text:p text:style-name="P13"/>
      <text:p text:style-name="P7">Contact Manager</text:p>
      <text:p text:style-name="P7">1. Add Contact</text:p>
      <text:p text:style-name="P7">2. View Contacts</text:p>
      <text:p text:style-name="P7">3. Edit Contact</text:p>
      <text:p text:style-name="P7">4. Delete Contact</text:p>
      <text:p text:style-name="P7">5. Exit</text:p>
      <text:p text:style-name="P8">Choose an option (1-5): <text:s/>2</text:p>
      <text:p text:style-name="P8"/>
      <text:p text:style-name="P8">Contact List:</text:p>
      <text:p text:style-name="P7"><text:s text:c="3"/>Name: 1234567890</text:p>
      <text:p text:style-name="P9"><text:s text:c="2"/><text:span text:style-name="T2">Phone: 10123456789</text:span></text:p>
      <text:p text:style-name="P9"><text:soft-page-break/><text:s text:c="2"/><text:span text:style-name="T2">Email: XYZ@gmail.com</text:span></text:p>
      <text:p text:style-name="P7">--------------------</text:p>
      <text:p text:style-name="P7"><text:s text:c="3"/>Name: xyz</text:p>
      <text:p text:style-name="P9"><text:s text:c="2"/><text:span text:style-name="T2">Phone: 1234567890</text:span></text:p>
      <text:p text:style-name="P9"><text:s text:c="2"/><text:span text:style-name="T2">Email: xyz@gmail.com</text:span></text:p>
      <text:p text:style-name="P7">--------------------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2T06:44:44.718000000</meta:creation-date>
    <dc:date>2025-09-03T05:56:44.201000000</dc:date>
    <meta:editing-duration>PT1H49M48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42" meta:word-count="387" meta:character-count="3706" meta:non-whitespace-character-count="2802"/>
  </office:meta>
</office:document-meta>
</file>